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hidden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 draw:shadow="hidden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6cm"/>
    </style:style>
    <style:style style:name="gr9" style:family="graphic" style:parent-style-name="standard">
      <style:graphic-properties draw:stroke="none" svg:stroke-color="#000000" draw:fill="none" draw:fill-color="#ffffff" fo:min-height="0.8cm"/>
    </style:style>
    <style:style style:name="gr10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xml:id="id1" draw:id="id1" draw:layer="controls" svg:width="4.4cm" svg:height="1.675cm" svg:x="8cm" svg:y="1.2cm">
          <draw:text-box>
            <text:p text:style-name="P1">Выгрузка файла</text:p>
          </draw:text-box>
        </draw:frame>
        <draw:custom-shape draw:style-name="gr2" draw:text-style-name="P2" xml:id="id2" draw:id="id2" draw:layer="controls" svg:width="5.3cm" svg:height="1.6cm" svg:x="7.5cm" svg:y="4.3cm">
          <text:p text:style-name="P1"><text:span text:style-name="T1">1. Создать объект фабрика файла.</text:span></text:p>
          <text:p text:style-name="P1"><text:span text:style-name="T1">2. Добавить созданный объект в коллекцию активных фабрик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6961.325966850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measurelines" svg:width="1.3cm" svg:height="3.4cm" svg:x="2.2cm" svg:y="2.8cm">
          <text:p text:style-name="P1"><text:span text:style-name="T1">Коллекция активных фабрик. На отправку файлов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measurelines" draw:type="line" svg:x1="10.2cm" svg:y1="2.875cm" svg:x2="10.15cm" svg:y2="4.3cm" draw:start-shape="id1" draw:end-shape="id2" draw:end-glue-point="0" svg:d="m10200 2875-50 1425" svg:viewBox="0 0 51 1426">
          <text:p/>
        </draw:connector>
        <draw:connector draw:style-name="gr4" draw:text-style-name="P1" draw:layer="measurelines" draw:type="line" svg:x1="7.5cm" svg:y1="5.1cm" svg:x2="3.5cm" svg:y2="4.5cm" draw:start-shape="id2" draw:start-glue-point="3" draw:end-shape="id3" draw:end-glue-point="1" svg:d="m7500 5100-4000-600" svg:viewBox="0 0 4001 601">
          <text:p/>
        </draw:connector>
        <draw:custom-shape draw:style-name="gr5" draw:text-style-name="P2" xml:id="id4" draw:id="id4" draw:layer="controls" svg:width="3.9cm" svg:height="3.3cm" svg:x="9.8cm" svg:y="6.2cm">
          <text:p text:style-name="P1"><text:span text:style-name="T1">Поток 1 (Диспетчер файлов)</text:span></text:p>
          <text:p text:style-name="P1"><text:span text:style-name="T1"/></text:p>
          <text:p text:style-name="P1"><text:span text:style-name="T1">Бесконечный цикл.</text:span></text:p>
          <text:p text:style-name="P3"><text:span text:style-name="T1"/></text:p>
          <text:p text:style-name="P3"><text:span text:style-name="T1">1. Получить фабрику файла из блокирующей очереди.</text:span></text:p>
          <text:p text:style-name="P3"><text:span text:style-name="T1">2. Проверить является ли она завершенно.</text:span></text:p>
          <text:p text:style-name="P3"><text:span text:style-name="T1">- Если да — то удалить ее из очереди</text:span></text:p>
          <text:p text:style-name="P3"><text:span text:style-name="T1">- Если нет, то вызвать метод — «Следующий пакет»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measurelines" svg:width="2.8cm" svg:height="3.4cm" svg:x="2.1cm" svg:y="7.7cm">
          <text:p text:style-name="P1"><text:span text:style-name="T1">Коллекция пакетов для отправки.</text:span></text:p>
          <text:p text:style-name="P1"><text:span text:style-name="T1"/></text:p>
          <text:p text:style-name="P1"><text:span text:style-name="T2"/></text:p>
          <text:p text:style-name="P1"><text:span text:style-name="T2">Коллекция представляет из себя карту, с ключем- ip адрес, и содержит список пакетов для отправки.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measurelines" svg:width="1.3cm" svg:height="3.4cm" svg:x="2.1cm" svg:y="11.6cm">
          <text:p text:style-name="P1"><text:span text:style-name="T1">Конкретная фабрика файл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controls" draw:type="line" svg:x1="3.5cm" svg:y1="4.5cm" svg:x2="9.8cm" svg:y2="7.85cm" draw:start-shape="id3" draw:start-glue-point="1" draw:end-shape="id4" svg:d="m3500 4500 6300 3350" svg:viewBox="0 0 6301 3351">
          <text:p/>
        </draw:connector>
        <draw:connector draw:style-name="gr6" draw:text-style-name="P1" draw:layer="controls" draw:type="line" svg:x1="9.8cm" svg:y1="7.85cm" svg:x2="3.4cm" svg:y2="13.3cm" draw:start-shape="id4" draw:start-glue-point="3" draw:end-shape="id5" draw:end-glue-point="1" svg:d="m9800 7850-6400 5450" svg:viewBox="0 0 6401 5451">
          <text:p/>
        </draw:connector>
        <draw:connector draw:style-name="gr6" draw:text-style-name="P1" draw:layer="controls" draw:type="line" svg:x1="2.75cm" svg:y1="11.6cm" svg:x2="3.5cm" svg:y2="11.1cm" draw:start-shape="id5" draw:start-glue-point="0" draw:end-shape="id6" draw:end-glue-point="2" svg:d="m2750 11600 750-500" svg:viewBox="0 0 751 501">
          <text:p/>
        </draw:connector>
        <draw:custom-shape draw:style-name="gr5" draw:text-style-name="P2" xml:id="id7" draw:id="id7" draw:layer="controls" svg:width="3.9cm" svg:height="3.3cm" svg:x="9.8cm" svg:y="9.7cm">
          <text:p text:style-name="P1"><text:span text:style-name="T1">Поток 2 (Диспетчер потоков)</text:span></text:p>
          <text:p text:style-name="P1"><text:span text:style-name="T1"/></text:p>
          <text:p text:style-name="P1"><text:span text:style-name="T1">Бесконечный цикл.</text:span></text:p>
          <text:p text:style-name="P3"><text:span text:style-name="T1"/></text:p>
          <text:p text:style-name="P3"><text:span text:style-name="T1">1. Проверить — заполнена ли очередь до конца:</text:span></text:p>
          <text:p text:style-name="P3"><text:span text:style-name="T1">- Если нет, то ничего не делаем</text:span></text:p>
          <text:p text:style-name="P3"><text:span text:style-name="T1">- Если да тогда:</text:span></text:p>
          <text:p text:style-name="P3"><text:span text:style-name="T1"><text:tab/></text:span><text:span text:style-name="T1">- Создаем новый поток</text:span></text:p>
          <text:p text:style-name="P3"><text:span text:style-name="T1">- Информируем об этом через пакет клиента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6" draw:text-style-name="P1" draw:layer="controls" draw:type="line" svg:x1="4.9cm" svg:y1="9.4cm" svg:x2="9.8cm" svg:y2="11.35cm" draw:start-shape="id6" draw:start-glue-point="1" draw:end-shape="id7" svg:d="m4900 9400 4900 1950" svg:viewBox="0 0 4901 1951">
          <text:p/>
        </draw:connector>
        <draw:custom-shape draw:style-name="gr3" draw:text-style-name="P2" xml:id="id12" draw:id="id12" draw:layer="measurelines" svg:width="1.3cm" svg:height="3.4cm" svg:x="15.1cm" svg:y="15.3cm">
          <text:p text:style-name="P1"><text:span text:style-name="T1">Пул потоков.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controls" draw:type="line" svg:x1="9.8cm" svg:y1="11.35cm" svg:x2="6.15cm" svg:y2="16.4cm" draw:start-shape="id7" draw:start-glue-point="3" draw:end-shape="id8" draw:end-glue-point="0" svg:d="m9800 11350-3650 5050" svg:viewBox="0 0 3651 5051">
          <text:p/>
        </draw:connector>
        <draw:custom-shape draw:style-name="gr5" draw:text-style-name="P2" xml:id="id8" draw:id="id8" draw:layer="controls" svg:width="3.9cm" svg:height="3.3cm" svg:x="4.2cm" svg:y="16.4cm">
          <text:p text:style-name="P1"><text:span text:style-name="T1">Задача для пула потоков</text:span></text:p>
          <text:p text:style-name="P1"><text:span text:style-name="T1"/></text:p>
          <text:p text:style-name="P1"><text:span text:style-name="T1">Бесконечный цикл.</text:span></text:p>
          <text:p text:style-name="P3"><text:span text:style-name="T1"/></text:p>
          <text:p text:style-name="P3"><text:span text:style-name="T1">1. Пытаемся получить в течении (2-3 минут) из блокирующей очереди пакет:</text:span></text:p>
          <text:p text:style-name="P3"><text:span text:style-name="T1">- Получиил — отправляем адресату</text:span></text:p>
          <text:p text:style-name="P3"><text:span text:style-name="T1">- Не получили — завершаем работу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controls" draw:type="line" svg:x1="4.9cm" svg:y1="9.4cm" svg:x2="6.15cm" svg:y2="16.4cm" draw:start-shape="id6" draw:start-glue-point="1" draw:end-shape="id8" draw:end-glue-point="0" svg:d="m4900 9400 1250 7000" svg:viewBox="0 0 1251 7001">
          <text:p/>
        </draw:connector>
        <draw:frame draw:style-name="gr7" draw:layer="layout" svg:width="7.1cm" svg:height="0.963cm" svg:x="20cm" svg:y="1.437cm">
          <draw:text-box>
            <text:p>Получение файлов</text:p>
          </draw:text-box>
        </draw:frame>
        <draw:custom-shape draw:style-name="gr3" draw:text-style-name="P2" draw:layer="measurelines" svg:width="1.7cm" svg:height="3.4cm" svg:x="26.9cm" svg:y="10.6cm">
          <text:p text:style-name="P1"><text:span text:style-name="T1">Список активных фабрик на получение файлов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measurelines" svg:width="1.6cm" svg:height="3.4cm" svg:x="26.9cm" svg:y="3cm">
          <text:p text:style-name="P1"><text:span text:style-name="T2">Коллекция полученных сообщений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controls" svg:width="2.9cm" svg:height="1.7cm" svg:x="20.9cm" svg:y="3.9cm">
          <text:p text:style-name="P1"><text:span text:style-name="T1">Пото3 </text:span></text:p>
          <text:p text:style-name="P1"><text:span text:style-name="T1"/></text:p>
          <text:p text:style-name="P1"><text:span text:style-name="T1">Приемщик входящих пакет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measurelines" svg:x1="22.5cm" svg:y1="2.7cm" svg:x2="22.5cm" svg:y2="3.9cm">
          <text:p/>
        </draw:line>
        <draw:connector draw:style-name="gr4" draw:text-style-name="P1" draw:layer="measurelines" draw:type="line" svg:x1="23.8cm" svg:y1="4.75cm" svg:x2="26.9cm" svg:y2="4.7cm" draw:start-shape="id9" draw:start-glue-point="1" draw:end-shape="id10" draw:end-glue-point="3" svg:d="m23800 4750 3100-50" svg:viewBox="0 0 3101 51">
          <text:p/>
        </draw:connector>
        <draw:custom-shape draw:style-name="gr5" draw:text-style-name="P2" xml:id="id11" draw:id="id11" draw:layer="controls" svg:width="2.9cm" svg:height="4.3cm" svg:x="20.9cm" svg:y="6cm">
          <text:p text:style-name="P1"><text:span text:style-name="T1">Пото4 Диспетчер входящих пакетов</text:span></text:p>
          <text:p text:style-name="P1"><text:span text:style-name="T1"/></text:p>
          <text:p text:style-name="P3"><text:span text:style-name="T1">1. Получаем блокирующим способом пакет из очереди.</text:span></text:p>
          <text:p text:style-name="P3"><text:span text:style-name="T1"><text:s/></text:span><text:span text:style-name="T1">2. Проверяем целостность данных в пакете</text:span></text:p>
          <text:p text:style-name="P3"><text:span text:style-name="T1">3.. Обрабатываем его внутри диспетчека: </text:span></text:p>
          <text:p text:style-name="P3"><text:span text:style-name="T1">- Сервер открыл новый соке- создаем еще один потом на прием</text:span></text:p>
          <text:p text:style-name="P3"><text:span text:style-name="T1">- если сами не обработали передаем подписчикам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measurelines" draw:type="line" svg:x1="26.9cm" svg:y1="4.7cm" svg:x2="23.8cm" svg:y2="8.15cm" draw:start-shape="id10" draw:start-glue-point="3" draw:end-shape="id11" draw:end-glue-point="1" svg:d="m26900 4700-3100 3450" svg:viewBox="0 0 3101 3451">
          <text:p/>
        </draw:connector>
        <draw:connector draw:style-name="gr4" draw:text-style-name="P1" draw:layer="measurelines" draw:type="line" svg:x1="22.35cm" svg:y1="10.3cm" svg:x2="15.75cm" svg:y2="15.3cm" draw:start-shape="id11" draw:start-glue-point="2" draw:end-shape="id12" svg:d="m22350 10300-6600 5000" svg:viewBox="0 0 6601 5001">
          <text:p/>
        </draw:connector>
        <draw:connector draw:style-name="gr4" draw:text-style-name="P1" draw:layer="measurelines" draw:type="line" svg:x1="11.75cm" svg:y1="13cm" svg:x2="15.75cm" svg:y2="15.3cm" draw:start-shape="id7" draw:start-glue-point="2" draw:end-shape="id12" svg:d="m11750 13000 4000 2300" svg:viewBox="0 0 4001 2301">
          <text:p/>
        </draw:connector>
        <draw:custom-shape draw:style-name="gr3" draw:text-style-name="P2" xml:id="id13" draw:id="id13" draw:layer="measurelines" svg:width="1.7cm" svg:height="3.4cm" svg:x="26.9cm" svg:y="6.7cm">
          <text:p text:style-name="P1"><text:span text:style-name="T1">Подписчики на полученные пакеты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measurelines" draw:type="line" svg:x1="23.8cm" svg:y1="8.15cm" svg:x2="26.9cm" svg:y2="8.4cm" draw:start-shape="id11" draw:end-shape="id13" draw:end-glue-point="3" svg:d="m23800 8150 3100 250" svg:viewBox="0 0 3101 251">
          <text:p/>
        </draw:connector>
        <draw:custom-shape draw:style-name="gr5" draw:text-style-name="P2" draw:layer="controls" svg:width="3.9cm" svg:height="3.3cm" svg:x="20.3cm" svg:y="15.9cm">
          <text:p text:style-name="P1"><text:span text:style-name="T1">Задача для пула потоков</text:span></text:p>
          <text:p text:style-name="P1"><text:span text:style-name="T1"/></text:p>
          <text:p text:style-name="P1"><text:span text:style-name="T1">Бесконечный цикл.</text:span></text:p>
          <text:p text:style-name="P3"><text:span text:style-name="T1"/></text:p>
          <text:p text:style-name="P3"><text:span text:style-name="T1">1. Пытаемся получить пакет.</text:span></text:p>
          <text:p text:style-name="P3"><text:span text:style-name="T1">2. Если в течении 3-х минут не получаем- то умираем</text:span></text:p>
          <text:p text:style-name="P3"><text:span text:style-name="T1">3. Если получаем, то кладем в очередь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measurelines" draw:type="line" svg:x1="22.35cm" svg:y1="10.3cm" svg:x2="15.75cm" svg:y2="15.3cm" svg:d="m22350 10300-6600 5000" svg:viewBox="0 0 6601 5001">
          <text:p/>
        </draw:connector>
      </draw:page>
      <draw:page draw:name="page2" draw:style-name="dp1" draw:master-page-name="Обычный">
        <draw:frame draw:style-name="gr8" draw:layer="measurelines" svg:width="22.9cm" svg:height="0.963cm" svg:x="1cm" svg:y="1cm">
          <draw:text-box>
            <text:p>Схема обмена пакетами.</text:p>
          </draw:text-box>
        </draw:frame>
        <draw:frame draw:style-name="gr7" draw:layer="measurelines" svg:width="7.9cm" svg:height="0.963cm" svg:x="1.3cm" svg:y="2.7cm">
          <draw:text-box>
            <text:p>Отправитель</text:p>
          </draw:text-box>
        </draw:frame>
        <draw:frame draw:style-name="gr7" draw:layer="measurelines" svg:width="7.9cm" svg:height="0.963cm" svg:x="16.9cm" svg:y="2.7cm">
          <draw:text-box>
            <text:p>Получатель</text:p>
          </draw:text-box>
        </draw:frame>
        <draw:custom-shape draw:style-name="gr2" draw:text-style-name="P4" xml:id="id14" draw:id="id14" draw:layer="measurelines" svg:width="4.6cm" svg:height="1.2cm" svg:x="1.5cm" svg:y="5.2cm">
          <text:p text:style-name="P3"><text:span text:style-name="T3">1. Пакет на сервер об установлении соединения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layer="measurelines" svg:width="7.9cm" svg:height="0.963cm" svg:x="1.1cm" svg:y="3.937cm">
          <draw:text-box>
            <text:p>Установка соединения</text:p>
          </draw:text-box>
        </draw:frame>
        <draw:custom-shape draw:style-name="gr2" draw:text-style-name="P4" xml:id="id15" draw:id="id15" draw:layer="measurelines" svg:width="4.6cm" svg:height="1.8cm" svg:x="17.4cm" svg:y="6.4cm">
          <text:p text:style-name="P3"><text:span text:style-name="T3">1. Пакет о том что соединение установлено</text:span></text:p>
          <text:p text:style-name="P3"><text:span text:style-name="T3">2. Занесение в активных пользователей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6.1cm" svg:y1="5.8cm" svg:x2="17.066cm" svg:y2="5.794cm" draw:start-shape="id14" draw:start-glue-point="7" svg:d="m6100 5800 10966-6" svg:viewBox="0 0 10967 7">
          <text:p/>
        </draw:connector>
        <draw:connector draw:style-name="gr4" draw:text-style-name="P1" draw:layer="measurelines" draw:type="line" svg:x1="17.4cm" svg:y1="7.3cm" svg:x2="6.139cm" svg:y2="7.302cm" draw:start-shape="id15" draw:start-glue-point="5" svg:d="m17400 7300-11261 2" svg:viewBox="0 0 11262 3">
          <text:p/>
        </draw:connector>
        <draw:frame draw:style-name="gr7" draw:layer="measurelines" svg:width="7.9cm" svg:height="0.963cm" svg:x="7.5cm" svg:y="8.2cm">
          <draw:text-box>
            <text:p>Проверка соединения</text:p>
          </draw:text-box>
        </draw:frame>
        <draw:custom-shape draw:style-name="gr2" draw:text-style-name="P4" xml:id="id16" draw:id="id16" draw:layer="measurelines" svg:width="4.6cm" svg:height="0.6cm" svg:x="17.4cm" svg:y="8.9cm">
          <text:p text:style-name="P3"><text:span text:style-name="T3">1. Тест пакет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6.1cm" svg:y1="5.8cm" svg:x2="17.066cm" svg:y2="5.794cm" svg:d="m6100 5800 10966-6" svg:viewBox="0 0 10967 7">
          <text:p/>
        </draw:connector>
        <draw:connector draw:style-name="gr4" draw:text-style-name="P1" draw:layer="measurelines" draw:type="line" svg:x1="17.4cm" svg:y1="9.2cm" svg:x2="6.086cm" svg:y2="9.207cm" draw:start-shape="id16" draw:start-glue-point="5" svg:d="m17400 9200-11314 7" svg:viewBox="0 0 11315 8">
          <text:p/>
        </draw:connector>
        <draw:custom-shape draw:style-name="gr2" draw:text-style-name="P4" xml:id="id17" draw:id="id17" draw:layer="measurelines" svg:width="4.6cm" svg:height="0.6cm" svg:x="1.5cm" svg:y="9.8cm">
          <text:p text:style-name="P3"><text:span text:style-name="T3">1. Тест пакет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6.1cm" svg:y1="10.1cm" svg:x2="17.251cm" svg:y2="10.107cm" draw:start-shape="id17" svg:d="m6100 10100 11151 7" svg:viewBox="0 0 11152 8">
          <text:p/>
        </draw:connector>
        <draw:frame draw:style-name="gr7" draw:layer="measurelines" svg:width="7.9cm" svg:height="0.963cm" svg:x="7.5cm" svg:y="11.9cm">
          <draw:text-box>
            <text:p>Открыт новый сокет</text:p>
          </draw:text-box>
        </draw:frame>
        <draw:custom-shape draw:style-name="gr2" draw:text-style-name="P4" xml:id="id18" draw:id="id18" draw:layer="measurelines" svg:width="4.6cm" svg:height="1cm" svg:x="1.4cm" svg:y="13.2cm">
          <text:p text:style-name="P3"><text:span text:style-name="T3">1. Запрос на открытие сокета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6cm" svg:y1="13.7cm" svg:x2="17.5cm" svg:y2="14.3cm" draw:start-shape="id18" draw:end-shape="id19" draw:end-glue-point="5" svg:d="m6000 13700 11500 600" svg:viewBox="0 0 11501 601">
          <text:p/>
        </draw:connector>
        <draw:custom-shape draw:style-name="gr2" draw:text-style-name="P4" xml:id="id19" draw:id="id19" draw:layer="measurelines" svg:width="4.6cm" svg:height="2cm" svg:x="17.5cm" svg:y="13.3cm">
          <text:p text:style-name="P3"><text:span text:style-name="T3">1. Проверяем, если необходимо создаем новый сокет. Если нет, отправляем отказ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0" draw:id="id20" draw:layer="measurelines" svg:width="4.6cm" svg:height="2.4cm" svg:x="1.5cm" svg:y="15cm">
          <text:p text:style-name="P3"><text:span text:style-name="T3">- Если разрешили — открываем и получаем порт и адрес.</text:span></text:p>
          <text:p text:style-name="P3"><text:span text:style-name="T3">- Если запретили, фиксируем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17.5cm" svg:y1="14.3cm" svg:x2="6.1cm" svg:y2="16.2cm" draw:start-shape="id19" draw:start-glue-point="5" draw:end-shape="id20" svg:d="m17500 14300-11400 1900" svg:viewBox="0 0 11401 1901">
          <text:p/>
        </draw:connector>
      </draw:page>
      <draw:page draw:name="page3" draw:style-name="dp1" draw:master-page-name="Обычный">
        <draw:frame draw:style-name="gr7" draw:layer="measurelines" svg:width="7.9cm" svg:height="0.963cm" svg:x="1.5cm" svg:y="1.237cm">
          <draw:text-box>
            <text:p>Обмен файлами</text:p>
          </draw:text-box>
        </draw:frame>
        <draw:custom-shape draw:style-name="gr2" draw:text-style-name="P4" xml:id="id21" draw:id="id21" draw:layer="measurelines" svg:width="4.6cm" svg:height="0.6cm" svg:x="1.8cm" svg:y="2.4cm">
          <text:p text:style-name="P3"><text:span text:style-name="T3">1. Имя файла.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6.4cm" svg:y1="2.7cm" svg:x2="17.278cm" svg:y2="2.688cm" draw:start-shape="id21" svg:d="m6400 2700 10878-12" svg:viewBox="0 0 10879 13">
          <text:p/>
        </draw:connector>
        <draw:custom-shape draw:style-name="gr2" draw:text-style-name="P4" xml:id="id22" draw:id="id22" draw:layer="measurelines" svg:width="4.6cm" svg:height="2cm" svg:x="17.3cm" svg:y="3.1cm">
          <text:p text:style-name="P3"><text:span text:style-name="T3">1. Запрос разрешение на сохранение и места куда сохранять.</text:span></text:p>
          <text:p text:style-name="P3"><text:span text:style-name="T3">2. Либо да, либо нет на прие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17.3cm" svg:y1="4.1cm" svg:x2="6.403cm" svg:y2="4.143cm" draw:start-shape="id22" draw:start-glue-point="5" svg:d="m17300 4100-10897 43" svg:viewBox="0 0 10898 44">
          <text:p/>
        </draw:connector>
        <draw:custom-shape draw:style-name="gr2" draw:text-style-name="P4" xml:id="id23" draw:id="id23" draw:layer="measurelines" svg:width="4.6cm" svg:height="1.7cm" svg:x="1.7cm" svg:y="5.5cm">
          <text:p text:style-name="P3"><text:span text:style-name="T3">1. Пакеты с данными с 1-го по последний. Без перерыва. В каждом пакете его номер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6.3cm" svg:y1="6.35cm" svg:x2="17.3cm" svg:y2="6.5cm" draw:start-shape="id23" draw:end-shape="id24" draw:end-glue-point="5" svg:d="m6300 6350 11000 150" svg:viewBox="0 0 11001 151">
          <text:p/>
        </draw:connector>
        <draw:custom-shape draw:style-name="gr2" draw:text-style-name="P4" xml:id="id24" draw:id="id24" draw:layer="measurelines" svg:width="4.6cm" svg:height="2.2cm" svg:x="17.3cm" svg:y="5.4cm">
          <text:p text:style-name="P3"><text:span text:style-name="T3">Сохранение во временный файл принятых пакетов. Учет номеров принятых пакетов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5" draw:id="id25" draw:layer="measurelines" svg:width="4.6cm" svg:height="0.8cm" svg:x="1.6cm" svg:y="7.9cm">
          <text:p text:style-name="P3"><text:span text:style-name="T3">Последний пакет. С C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6.2cm" svg:y1="8.3cm" svg:x2="17.3cm" svg:y2="9.1cm" draw:start-shape="id25" draw:end-shape="id26" draw:end-glue-point="5" svg:d="m6200 8300 11100 800" svg:viewBox="0 0 11101 801">
          <text:p/>
        </draw:connector>
        <draw:custom-shape draw:style-name="gr2" draw:text-style-name="P4" xml:id="id26" draw:id="id26" draw:layer="measurelines" svg:width="4.6cm" svg:height="2.6cm" svg:x="17.3cm" svg:y="7.8cm">
          <text:p text:style-name="P3"><text:span text:style-name="T3">Проверяем:</text:span></text:p>
          <text:p text:style-name="P3"><text:span text:style-name="T3">- Все пакеты приняты закрываем передачу файлов</text:span></text:p>
          <text:p text:style-name="P3"><text:span text:style-name="T3">- Если нет, то посылаем номера недостающих пакетов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27" draw:id="id27" draw:layer="measurelines" svg:width="4.6cm" svg:height="4.1cm" svg:x="1.6cm" svg:y="9.3cm">
          <text:p text:style-name="P3"><text:span text:style-name="T3">Проверяем:</text:span></text:p>
          <text:p text:style-name="P3"><text:span text:style-name="T3">- Подтвердили прием — удаляем из активных файлов.</text:span></text:p>
          <text:p text:style-name="P3"><text:span text:style-name="T3">- Прислали недостающий список пакетов, формируем их и отправляем заново, затем снова конец файла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measurelines" draw:type="line" svg:x1="17.3cm" svg:y1="9.1cm" svg:x2="6.2cm" svg:y2="11.35cm" draw:start-shape="id26" draw:start-glue-point="5" draw:end-shape="id27" draw:end-glue-point="7" svg:d="m17300 9100-11100 2250" svg:viewBox="0 0 11101 2251">
          <text:p/>
        </draw:connector>
      </draw:page>
      <draw:page draw:name="page4" draw:style-name="dp1" draw:master-page-name="Обычный">
        <draw:frame draw:style-name="gr9" draw:layer="measurelines" svg:width="27.7cm" svg:height="1.05cm" svg:x="1cm" svg:y="1cm">
          <draw:text-box>
            <text:p>Типы сообщений</text:p>
          </draw:text-box>
        </draw:frame>
        <draw:custom-shape draw:style-name="gr2" draw:text-style-name="P5" draw:layer="measurelines" svg:width="11cm" svg:height="3.6cm" svg:x="1.5cm" svg:y="2.5cm">
          <text:p text:style-name="P1"><text:span text:style-name="T3">Служебные:</text:span></text:p>
          <text:p text:style-name="P1"><text:span text:style-name="T3"/></text:p>
          <text:p text:style-name="P3"><text:span text:style-name="T3">1. Отправка файла (имя файла)</text:span></text:p>
          <text:p text:style-name="P3"><text:span text:style-name="T3">2. Ответ на отправку файла (Отказ или согласие, в случаи отказа — причина)</text:span></text:p>
          <text:p text:style-name="P3"><text:span text:style-name="T3">3. Тест пакет (время отправки)</text:span></text:p>
          <text:p text:style-name="P3"><text:span text:style-name="T3">4. Запрос на открытие нового сокета.</text:span></text:p>
          <text:p text:style-name="P3"><text:span text:style-name="T3">5. Ответ на запрос открытие нового сокета.</text:span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measurelines" svg:width="11cm" svg:height="3.6cm" svg:x="15.2cm" svg:y="2.4cm">
          <text:p text:style-name="P1"><text:span text:style-name="T3">Данные</text:span></text:p>
          <text:p text:style-name="P1"><text:span text:style-name="T3"/></text:p>
          <text:p text:style-name="P3"><text:span text:style-name="T3">1. Начало отправки файла (имя файла).</text:span></text:p>
          <text:p text:style-name="P3"><text:span text:style-name="T3">2. Пакет с данными (Данные, Имя файла, номер пакета).</text:span></text:p>
          <text:p text:style-name="P3"><text:span text:style-name="T3">3. Окончание файла (Имя файла, CRC файла)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Обычный">
        <draw:frame draw:style-name="gr10" draw:layer="measurelines" svg:width="27.7cm" svg:height="1.15cm" svg:x="1cm" svg:y="1cm">
          <draw:text-box>
            <text:p>Фабрика файлов.</text:p>
          </draw:text-box>
        </draw:frame>
        <draw:custom-shape draw:style-name="gr2" draw:text-style-name="P5" draw:layer="measurelines" svg:width="13.2cm" svg:height="7.3cm" svg:x="1cm" svg:y="2.6cm">
          <text:p text:style-name="P1"><text:span text:style-name="T3">Отправка файлов</text:span></text:p>
          <text:p text:style-name="P3"><text:span text:style-name="T3"/></text:p>
          <text:p text:style-name="P3"><text:span text:style-name="T3">Данные:</text:span></text:p>
          <text:p text:style-name="P3"><text:span text:style-name="T3">- Имя файла</text:span></text:p>
          <text:p text:style-name="P3"><text:span text:style-name="T3">- Список номеров пакетов для отправки.</text:span></text:p>
          <text:p text:style-name="P3"><text:span text:style-name="T3">- Номер текущего пакета.</text:span></text:p>
          <text:p text:style-name="P3"><text:span text:style-name="T3"/></text:p>
          <text:p text:style-name="P3"><text:span text:style-name="T3">Методы:</text:span></text:p>
          <text:p text:style-name="P3"><text:span text:style-name="T3">- начать отправку (создаем первый пакет)</text:span></text:p>
          <text:p text:style-name="P3"><text:span text:style-name="T3">- Следующий пакет (если список номеров пакетов пуст — то проверяем, если есть еще пакеты с данными — отправляем пакеты с данными, если нет то последний паакет)</text:span></text:p>
          <text:p text:style-name="P3"><text:span text:style-name="T3">- Отправить последний пакет.</text:span></text:p>
          <text:p text:style-name="P3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measurelines" svg:width="13.2cm" svg:height="7.5cm" svg:x="15.3cm" svg:y="2.5cm">
          <text:p text:style-name="P1"><text:span text:style-name="T3">Прием файлов.</text:span></text:p>
          <text:p text:style-name="P3"><text:span text:style-name="T3"/></text:p>
          <text:p text:style-name="P3"><text:span text:style-name="T3">Данные:</text:span></text:p>
          <text:p text:style-name="P3"><text:span text:style-name="T3"/></text:p>
          <text:p text:style-name="P3"><text:span text:style-name="T3">Методы:</text:span></text:p>
          <text:p text:style-name="P3"><text:span text:style-name="T3">- Обработать пакет с данными</text:span></text:p>
          <text:p text:style-name="P3"><text:span text:style-name="T3">- При получении окончания приема файла, сформировать недостающие пакеты.</text:span></text:p>
          <text:p text:style-name="P3"><text:span text:style-name="T3">- Добавить полученный пакет к уже имеющимся.</text:span></text:p>
          <text:p text:style-name="P3"><text:span text:style-name="T3">-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5" draw:layer="measurelines" svg:width="26.9cm" svg:height="7.7cm" svg:x="1.4cm" svg:y="11.7cm">
          <text:p text:style-name="P1"><text:span text:style-name="T3">Общие методы.</text:span></text:p>
          <text:p text:style-name="P3"><text:span text:style-name="T3"/></text:p>
          <text:p text:style-name="P3"><text:span text:style-name="T3">Данные:</text:span></text:p>
          <text:p text:style-name="P3"><text:span text:style-name="T3">- Имя файла</text:span></text:p>
          <text:p text:style-name="P3"><text:span text:style-name="T3">- Ссылка на клиента</text:span></text:p>
          <text:p text:style-name="P3"><text:span text:style-name="T3">- Фабрика рабочая.</text:span></text:p>
          <text:p text:style-name="P3"><text:span text:style-name="T3">Методы:</text:span></text:p>
          <text:p text:style-name="P3"><text:span text:style-name="T3">- Обработать сообщение (Принимаем сообщение если оно подходит к нашему файлу и клиенту): (Повтор пакетов, пакет с данными).</text:span></text:p>
          <text:p text:style-name="P3"><text:span text:style-name="T3">- вычислить CRC для файла.</text:span></text:p>
          <text:p text:style-name="P3"><text:span text:style-name="T3">- Поставить себя в очередь на получение пакетов.</text:span></text:p>
          <text:p text:style-name="P3"><text:span text:style-name="T3">- Уведомить о событиях (Ошибка, заказчка окончена или начата)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5T00:22:34.831000000</meta:creation-date>
    <dc:date>2014-01-26T03:33:23.692000000</dc:date>
    <meta:editing-duration>PT55M19S</meta:editing-duration>
    <meta:editing-cycles>18</meta:editing-cycles>
    <meta:generator>LibreOffice/4.1.4.2$Windows_x86 LibreOffice_project/0a0440ccc0227ad9829de5f46be37cfb6edcf72</meta:generator>
    <meta:document-statistic meta:object-count="71"/>
  </office:meta>
</office:document-meta>
</file>